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text-properties fo:font-weight="normal" officeooo:rsid="01d08366" officeooo:paragraph-rsid="01dafadc" style:font-weight-asian="normal" style:font-weight-complex="normal"/>
    </style:style>
    <style:style style:name="P4" style:family="paragraph" style:parent-style-name="Text_20_body">
      <style:text-properties fo:font-weight="normal" officeooo:rsid="0198c0bc" officeooo:paragraph-rsid="0229a0cf" style:font-weight-asian="normal" style:font-weight-complex="normal"/>
    </style:style>
    <style:style style:name="P5" style:family="paragraph" style:parent-style-name="Text_20_body">
      <style:text-properties fo:font-weight="bold" officeooo:rsid="01906aa2" officeooo:paragraph-rsid="02023bb2" style:font-weight-asian="bold" style:font-weight-complex="bold"/>
    </style:style>
    <style:style style:name="P6" style:family="paragraph" style:parent-style-name="Text_20_body">
      <style:text-properties fo:font-weight="bold" officeooo:rsid="01906aa2" officeooo:paragraph-rsid="020cfbd9" style:font-weight-asian="bold" style:font-weight-complex="bold"/>
    </style:style>
    <style:style style:name="P7" style:family="paragraph" style:parent-style-name="Text_20_body">
      <style:text-properties fo:font-weight="bold" officeooo:rsid="02177a00" officeooo:paragraph-rsid="02177a00" style:font-weight-asian="bold" style:font-weight-complex="bold"/>
    </style:style>
    <style:style style:name="P8" style:family="paragraph" style:parent-style-name="Text_20_body">
      <style:text-properties fo:font-weight="bold" officeooo:rsid="019bc3d3" officeooo:paragraph-rsid="02276347" style:font-weight-asian="bold" style:font-weight-complex="bold"/>
    </style:style>
    <style:style style:name="P9" style:family="paragraph" style:parent-style-name="Text_20_body">
      <style:text-properties fo:font-weight="bold" officeooo:rsid="019bc3d3" officeooo:paragraph-rsid="0231d495" style:font-weight-asian="bold" style:font-weight-complex="bold"/>
    </style:style>
    <style:style style:name="P10" style:family="paragraph" style:parent-style-name="Text_20_body">
      <style:text-properties fo:font-weight="bold" officeooo:rsid="019bc3d3" officeooo:paragraph-rsid="02351bcc" style:font-weight-asian="bold" style:font-weight-complex="bold"/>
    </style:style>
    <style:style style:name="P11" style:family="paragraph" style:parent-style-name="Text_20_body">
      <style:text-properties fo:font-weight="bold" officeooo:rsid="019bc3d3" officeooo:paragraph-rsid="023abb38" style:font-weight-asian="bold" style:font-weight-complex="bold"/>
    </style:style>
    <style:style style:name="P12" style:family="paragraph" style:parent-style-name="Text_20_body">
      <style:text-properties fo:font-weight="bold" officeooo:rsid="019bc3d3" officeooo:paragraph-rsid="023e56c5" style:font-weight-asian="bold" style:font-weight-complex="bold"/>
    </style:style>
    <style:style style:name="P13" style:family="paragraph" style:parent-style-name="Text_20_body">
      <style:text-properties fo:font-weight="bold" officeooo:rsid="020f1760" officeooo:paragraph-rsid="0214d3aa" style:font-weight-asian="bold" style:font-weight-complex="bold"/>
    </style:style>
    <style:style style:name="P14" style:family="paragraph" style:parent-style-name="Text_20_body">
      <style:text-properties officeooo:rsid="017164fb" officeooo:paragraph-rsid="018cb5c3"/>
    </style:style>
    <style:style style:name="P15" style:family="paragraph" style:parent-style-name="Text_20_body">
      <style:text-properties officeooo:paragraph-rsid="0223c996"/>
    </style:style>
    <style:style style:name="P16" style:family="paragraph" style:parent-style-name="Title">
      <style:text-properties officeooo:rsid="016da5a1" officeooo:paragraph-rsid="016da5a1"/>
    </style:style>
    <style:style style:name="P17" style:family="paragraph" style:parent-style-name="Author">
      <style:text-properties officeooo:rsid="00bb700a" officeooo:paragraph-rsid="016da5a1"/>
    </style:style>
    <style:style style:name="P18" style:family="paragraph" style:parent-style-name="Text_20_body">
      <style:text-properties fo:font-weight="normal" officeooo:rsid="0223c996" officeooo:paragraph-rsid="0223c996" style:font-weight-asian="normal" style:font-weight-complex="normal"/>
    </style:style>
    <style:style style:name="P19" style:family="paragraph" style:parent-style-name="Text_20_body">
      <style:text-properties fo:font-weight="bold" officeooo:rsid="019bc3d3" officeooo:paragraph-rsid="023f4cba" style:font-weight-asian="bold" style:font-weight-complex="bold"/>
    </style:style>
    <style:style style:name="P20" style:family="paragraph" style:parent-style-name="Text_20_body">
      <style:text-properties fo:color="#7e0021" fo:font-weight="bold" officeooo:rsid="019bc3d3" officeooo:paragraph-rsid="023e56c5" style:font-weight-asian="bold" style:font-weight-complex="bold"/>
    </style:style>
    <style:style style:name="P21" style:family="paragraph" style:parent-style-name="Heading_20_1">
      <style:text-properties officeooo:paragraph-rsid="016da5a1"/>
    </style:style>
    <style:style style:name="P22" style:family="paragraph" style:parent-style-name="Heading_20_1">
      <style:text-properties officeooo:rsid="016b4da7" officeooo:paragraph-rsid="016f2abf"/>
    </style:style>
    <style:style style:name="P23"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officeooo:rsid="017196e3"/>
    </style:style>
    <style:style style:name="T5" style:family="text">
      <style:text-properties fo:font-weight="normal" style:font-weight-asian="normal" style:font-weight-complex="normal"/>
    </style:style>
    <style:style style:name="T6" style:family="text">
      <style:text-properties fo:font-weight="normal" officeooo:rsid="01921e12" style:font-weight-asian="normal" style:font-weight-complex="normal"/>
    </style:style>
    <style:style style:name="T7" style:family="text">
      <style:text-properties fo:font-weight="normal" officeooo:rsid="019292ce" style:font-weight-asian="normal" style:font-weight-complex="normal"/>
    </style:style>
    <style:style style:name="T8" style:family="text">
      <style:text-properties fo:font-weight="normal" officeooo:rsid="01932785" style:font-weight-asian="normal" style:font-weight-complex="normal"/>
    </style:style>
    <style:style style:name="T9" style:family="text">
      <style:text-properties fo:font-weight="normal" officeooo:rsid="0193b815" style:font-weight-asian="normal" style:font-weight-complex="normal"/>
    </style:style>
    <style:style style:name="T10" style:family="text">
      <style:text-properties fo:font-weight="normal" officeooo:rsid="01948d3e" style:font-weight-asian="normal" style:font-weight-complex="normal"/>
    </style:style>
    <style:style style:name="T11" style:family="text">
      <style:text-properties fo:font-weight="normal" officeooo:rsid="019563de" style:font-weight-asian="normal" style:font-weight-complex="normal"/>
    </style:style>
    <style:style style:name="T12" style:family="text">
      <style:text-properties fo:font-weight="normal" officeooo:rsid="019707e9" style:font-weight-asian="normal" style:font-weight-complex="normal"/>
    </style:style>
    <style:style style:name="T13" style:family="text">
      <style:text-properties fo:font-weight="normal" officeooo:rsid="019dbeaf" style:font-weight-asian="normal" style:font-weight-complex="normal"/>
    </style:style>
    <style:style style:name="T14" style:family="text">
      <style:text-properties fo:font-weight="normal" officeooo:rsid="019f870c" style:font-weight-asian="normal" style:font-weight-complex="normal"/>
    </style:style>
    <style:style style:name="T15" style:family="text">
      <style:text-properties fo:font-weight="normal" officeooo:rsid="01a212b1" style:font-weight-asian="normal" style:font-weight-complex="normal"/>
    </style:style>
    <style:style style:name="T16" style:family="text">
      <style:text-properties fo:font-weight="normal" officeooo:rsid="01a3d5f4" style:font-weight-asian="normal" style:font-weight-complex="normal"/>
    </style:style>
    <style:style style:name="T17" style:family="text">
      <style:text-properties fo:font-weight="normal" officeooo:rsid="01a5658b" style:font-weight-asian="normal" style:font-weight-complex="normal"/>
    </style:style>
    <style:style style:name="T18" style:family="text">
      <style:text-properties fo:font-weight="normal" officeooo:rsid="01a7bd02" style:font-weight-asian="normal" style:font-weight-complex="normal"/>
    </style:style>
    <style:style style:name="T19" style:family="text">
      <style:text-properties fo:font-weight="normal" officeooo:rsid="01aaeb5b" style:font-weight-asian="normal" style:font-weight-complex="normal"/>
    </style:style>
    <style:style style:name="T20" style:family="text">
      <style:text-properties fo:font-weight="normal" officeooo:rsid="01ad521b" style:font-weight-asian="normal" style:font-weight-complex="normal"/>
    </style:style>
    <style:style style:name="T21" style:family="text">
      <style:text-properties fo:font-weight="normal" officeooo:rsid="01aee80f" style:font-weight-asian="normal" style:font-weight-complex="normal"/>
    </style:style>
    <style:style style:name="T22" style:family="text">
      <style:text-properties fo:font-weight="normal" officeooo:rsid="01b06b39" style:font-weight-asian="normal" style:font-weight-complex="normal"/>
    </style:style>
    <style:style style:name="T23" style:family="text">
      <style:text-properties fo:font-weight="normal" officeooo:rsid="01b0b03d" style:font-weight-asian="normal" style:font-weight-complex="normal"/>
    </style:style>
    <style:style style:name="T24" style:family="text">
      <style:text-properties fo:font-weight="normal" officeooo:rsid="01b7166b" style:font-weight-asian="normal" style:font-weight-complex="normal"/>
    </style:style>
    <style:style style:name="T25" style:family="text">
      <style:text-properties fo:font-weight="normal" officeooo:rsid="01b81872" style:font-weight-asian="normal" style:font-weight-complex="normal"/>
    </style:style>
    <style:style style:name="T26" style:family="text">
      <style:text-properties fo:font-weight="normal" officeooo:rsid="01b8f183" style:font-weight-asian="normal" style:font-weight-complex="normal"/>
    </style:style>
    <style:style style:name="T27" style:family="text">
      <style:text-properties fo:font-weight="normal" officeooo:rsid="01ba40e9" style:font-weight-asian="normal" style:font-weight-complex="normal"/>
    </style:style>
    <style:style style:name="T28" style:family="text">
      <style:text-properties fo:font-weight="normal" officeooo:rsid="01bc7a72" style:font-weight-asian="normal" style:font-weight-complex="normal"/>
    </style:style>
    <style:style style:name="T29" style:family="text">
      <style:text-properties fo:font-weight="normal" officeooo:rsid="01bddb49" style:font-weight-asian="normal" style:font-weight-complex="normal"/>
    </style:style>
    <style:style style:name="T30" style:family="text">
      <style:text-properties fo:font-weight="normal" officeooo:rsid="01bf4ea3" style:font-weight-asian="normal" style:font-weight-complex="normal"/>
    </style:style>
    <style:style style:name="T31" style:family="text">
      <style:text-properties fo:font-weight="normal" officeooo:rsid="01bfca51" style:font-weight-asian="normal" style:font-weight-complex="normal"/>
    </style:style>
    <style:style style:name="T32" style:family="text">
      <style:text-properties fo:font-weight="normal" officeooo:rsid="01c0e2ed" style:font-weight-asian="normal" style:font-weight-complex="normal"/>
    </style:style>
    <style:style style:name="T33" style:family="text">
      <style:text-properties fo:font-weight="normal" officeooo:rsid="01c2104f" style:font-weight-asian="normal" style:font-weight-complex="normal"/>
    </style:style>
    <style:style style:name="T34" style:family="text">
      <style:text-properties fo:font-weight="normal" officeooo:rsid="01c4d8a2" style:font-weight-asian="normal" style:font-weight-complex="normal"/>
    </style:style>
    <style:style style:name="T35" style:family="text">
      <style:text-properties fo:font-weight="normal" officeooo:rsid="01c6d275" style:font-weight-asian="normal" style:font-weight-complex="normal"/>
    </style:style>
    <style:style style:name="T36" style:family="text">
      <style:text-properties fo:font-weight="normal" officeooo:rsid="01c7eaae" style:font-weight-asian="normal" style:font-weight-complex="normal"/>
    </style:style>
    <style:style style:name="T37" style:family="text">
      <style:text-properties fo:font-weight="normal" officeooo:rsid="01cb2142" style:font-weight-asian="normal" style:font-weight-complex="normal"/>
    </style:style>
    <style:style style:name="T38" style:family="text">
      <style:text-properties fo:font-weight="normal" officeooo:rsid="01cc0725" style:font-weight-asian="normal" style:font-weight-complex="normal"/>
    </style:style>
    <style:style style:name="T39" style:family="text">
      <style:text-properties fo:font-weight="normal" officeooo:rsid="01cda2d9" style:font-weight-asian="normal" style:font-weight-complex="normal"/>
    </style:style>
    <style:style style:name="T40" style:family="text">
      <style:text-properties fo:font-weight="normal" officeooo:rsid="01cf89e4" style:font-weight-asian="normal" style:font-weight-complex="normal"/>
    </style:style>
    <style:style style:name="T41" style:family="text">
      <style:text-properties fo:font-weight="normal" officeooo:rsid="01d08366" style:font-weight-asian="normal" style:font-weight-complex="normal"/>
    </style:style>
    <style:style style:name="T42" style:family="text">
      <style:text-properties fo:font-weight="normal" officeooo:rsid="01d2af85" style:font-weight-asian="normal" style:font-weight-complex="normal"/>
    </style:style>
    <style:style style:name="T43" style:family="text">
      <style:text-properties fo:font-weight="normal" officeooo:rsid="01d43058" style:font-weight-asian="normal" style:font-weight-complex="normal"/>
    </style:style>
    <style:style style:name="T44" style:family="text">
      <style:text-properties fo:font-weight="normal" officeooo:rsid="01dafadc" style:font-weight-asian="normal" style:font-weight-complex="normal"/>
    </style:style>
    <style:style style:name="T45" style:family="text">
      <style:text-properties fo:font-weight="normal" officeooo:rsid="01dcf364" style:font-weight-asian="normal" style:font-weight-complex="normal"/>
    </style:style>
    <style:style style:name="T46" style:family="text">
      <style:text-properties fo:font-weight="normal" officeooo:rsid="01dd18f7" style:font-weight-asian="normal" style:font-weight-complex="normal"/>
    </style:style>
    <style:style style:name="T47" style:family="text">
      <style:text-properties fo:font-weight="normal" officeooo:rsid="01e070f0" style:font-weight-asian="normal" style:font-weight-complex="normal"/>
    </style:style>
    <style:style style:name="T48" style:family="text">
      <style:text-properties fo:font-weight="normal" officeooo:rsid="01e1d9ec" style:font-weight-asian="normal" style:font-weight-complex="normal"/>
    </style:style>
    <style:style style:name="T49" style:family="text">
      <style:text-properties fo:font-weight="normal" officeooo:rsid="01e32261" style:font-weight-asian="normal" style:font-weight-complex="normal"/>
    </style:style>
    <style:style style:name="T50" style:family="text">
      <style:text-properties fo:font-weight="normal" officeooo:rsid="01e4a753" style:font-weight-asian="normal" style:font-weight-complex="normal"/>
    </style:style>
    <style:style style:name="T51" style:family="text">
      <style:text-properties fo:font-weight="normal" officeooo:rsid="01e4cfc5" style:font-weight-asian="normal" style:font-weight-complex="normal"/>
    </style:style>
    <style:style style:name="T52" style:family="text">
      <style:text-properties fo:font-weight="normal" officeooo:rsid="01ec433f" style:font-weight-asian="normal" style:font-weight-complex="normal"/>
    </style:style>
    <style:style style:name="T53" style:family="text">
      <style:text-properties fo:font-weight="normal" officeooo:rsid="01f1255d" style:font-weight-asian="normal" style:font-weight-complex="normal"/>
    </style:style>
    <style:style style:name="T54" style:family="text">
      <style:text-properties fo:font-weight="normal" officeooo:rsid="01f17cf9" style:font-weight-asian="normal" style:font-weight-complex="normal"/>
    </style:style>
    <style:style style:name="T55" style:family="text">
      <style:text-properties fo:font-weight="normal" officeooo:rsid="01f1bcd7" style:font-weight-asian="normal" style:font-weight-complex="normal"/>
    </style:style>
    <style:style style:name="T56" style:family="text">
      <style:text-properties fo:font-weight="normal" officeooo:rsid="01f44f5a" style:font-weight-asian="normal" style:font-weight-complex="normal"/>
    </style:style>
    <style:style style:name="T57" style:family="text">
      <style:text-properties fo:font-weight="normal" officeooo:rsid="01f9fe26" style:font-weight-asian="normal" style:font-weight-complex="normal"/>
    </style:style>
    <style:style style:name="T58" style:family="text">
      <style:text-properties fo:font-weight="normal" officeooo:rsid="01fbf365" style:font-weight-asian="normal" style:font-weight-complex="normal"/>
    </style:style>
    <style:style style:name="T59" style:family="text">
      <style:text-properties fo:font-weight="normal" officeooo:rsid="01fda6ff" style:font-weight-asian="normal" style:font-weight-complex="normal"/>
    </style:style>
    <style:style style:name="T60" style:family="text">
      <style:text-properties fo:font-weight="normal" officeooo:rsid="02005760" style:font-weight-asian="normal" style:font-weight-complex="normal"/>
    </style:style>
    <style:style style:name="T61" style:family="text">
      <style:text-properties fo:font-weight="normal" officeooo:rsid="02023bb2" style:font-weight-asian="normal" style:font-weight-complex="normal"/>
    </style:style>
    <style:style style:name="T62" style:family="text">
      <style:text-properties fo:font-weight="normal" officeooo:rsid="02027fa0" style:font-weight-asian="normal" style:font-weight-complex="normal"/>
    </style:style>
    <style:style style:name="T63" style:family="text">
      <style:text-properties fo:font-weight="normal" officeooo:rsid="0203f291" style:font-weight-asian="normal" style:font-weight-complex="normal"/>
    </style:style>
    <style:style style:name="T64" style:family="text">
      <style:text-properties fo:font-weight="normal" officeooo:rsid="02058b5d" style:font-weight-asian="normal" style:font-weight-complex="normal"/>
    </style:style>
    <style:style style:name="T65" style:family="text">
      <style:text-properties fo:font-weight="normal" officeooo:rsid="02073e21" style:font-weight-asian="normal" style:font-weight-complex="normal"/>
    </style:style>
    <style:style style:name="T66" style:family="text">
      <style:text-properties fo:font-weight="normal" officeooo:rsid="0207c9fd" style:font-weight-asian="normal" style:font-weight-complex="normal"/>
    </style:style>
    <style:style style:name="T67" style:family="text">
      <style:text-properties fo:font-weight="normal" officeooo:rsid="0208fd8c" style:font-weight-asian="normal" style:font-weight-complex="normal"/>
    </style:style>
    <style:style style:name="T68" style:family="text">
      <style:text-properties fo:font-weight="normal" officeooo:rsid="020a92b3" style:font-weight-asian="normal" style:font-weight-complex="normal"/>
    </style:style>
    <style:style style:name="T69" style:family="text">
      <style:text-properties fo:font-weight="normal" officeooo:rsid="020cfbd9" style:font-weight-asian="normal" style:font-weight-complex="normal"/>
    </style:style>
    <style:style style:name="T70" style:family="text">
      <style:text-properties fo:font-weight="normal" officeooo:rsid="020e170e" style:font-weight-asian="normal" style:font-weight-complex="normal"/>
    </style:style>
    <style:style style:name="T71" style:family="text">
      <style:text-properties fo:font-weight="normal" officeooo:rsid="020e657c" style:font-weight-asian="normal" style:font-weight-complex="normal"/>
    </style:style>
    <style:style style:name="T72" style:family="text">
      <style:text-properties fo:font-weight="normal" officeooo:rsid="020f1760" style:font-weight-asian="normal" style:font-weight-complex="normal"/>
    </style:style>
    <style:style style:name="T73" style:family="text">
      <style:text-properties fo:font-weight="normal" officeooo:rsid="0210a873" style:font-weight-asian="normal" style:font-weight-complex="normal"/>
    </style:style>
    <style:style style:name="T74" style:family="text">
      <style:text-properties fo:font-weight="normal" officeooo:rsid="02122004" style:font-weight-asian="normal" style:font-weight-complex="normal"/>
    </style:style>
    <style:style style:name="T75" style:family="text">
      <style:text-properties fo:font-weight="normal" officeooo:rsid="0214d3aa" style:font-weight-asian="normal" style:font-weight-complex="normal"/>
    </style:style>
    <style:style style:name="T76" style:family="text">
      <style:text-properties fo:font-weight="normal" officeooo:rsid="02154f8f" style:font-weight-asian="normal" style:font-weight-complex="normal"/>
    </style:style>
    <style:style style:name="T77" style:family="text">
      <style:text-properties fo:font-weight="normal" officeooo:rsid="02194352" style:font-weight-asian="normal" style:font-weight-complex="normal"/>
    </style:style>
    <style:style style:name="T78" style:family="text">
      <style:text-properties fo:font-weight="normal" officeooo:rsid="021b340b" style:font-weight-asian="normal" style:font-weight-complex="normal"/>
    </style:style>
    <style:style style:name="T79" style:family="text">
      <style:text-properties fo:font-weight="normal" officeooo:rsid="021cd165" style:font-weight-asian="normal" style:font-weight-complex="normal"/>
    </style:style>
    <style:style style:name="T80" style:family="text">
      <style:text-properties fo:font-weight="normal" officeooo:rsid="021e66c0" style:font-weight-asian="normal" style:font-weight-complex="normal"/>
    </style:style>
    <style:style style:name="T81" style:family="text">
      <style:text-properties fo:font-weight="normal" officeooo:rsid="02200857" style:font-weight-asian="normal" style:font-weight-complex="normal"/>
    </style:style>
    <style:style style:name="T82" style:family="text">
      <style:text-properties fo:font-weight="normal" officeooo:rsid="0224e68a" style:font-weight-asian="normal" style:font-weight-complex="normal"/>
    </style:style>
    <style:style style:name="T83" style:family="text">
      <style:text-properties fo:font-weight="normal" officeooo:rsid="0226c554" style:font-weight-asian="normal" style:font-weight-complex="normal"/>
    </style:style>
    <style:style style:name="T84" style:family="text">
      <style:text-properties fo:font-weight="normal" officeooo:rsid="0226d988" style:font-weight-asian="normal" style:font-weight-complex="normal"/>
    </style:style>
    <style:style style:name="T85" style:family="text">
      <style:text-properties fo:font-weight="normal" officeooo:rsid="02276347" style:font-weight-asian="normal" style:font-weight-complex="normal"/>
    </style:style>
    <style:style style:name="T86" style:family="text">
      <style:text-properties fo:font-weight="normal" officeooo:rsid="02285109" style:font-weight-asian="normal" style:font-weight-complex="normal"/>
    </style:style>
    <style:style style:name="T87" style:family="text">
      <style:text-properties fo:font-weight="normal" officeooo:rsid="0223c996" style:font-weight-asian="normal" style:font-weight-complex="normal"/>
    </style:style>
    <style:style style:name="T88" style:family="text">
      <style:text-properties fo:font-weight="normal" officeooo:rsid="022d2194" style:font-weight-asian="normal" style:font-weight-complex="normal"/>
    </style:style>
    <style:style style:name="T89" style:family="text">
      <style:text-properties fo:font-weight="normal" officeooo:rsid="022e1b52" style:font-weight-asian="normal" style:font-weight-complex="normal"/>
    </style:style>
    <style:style style:name="T90" style:family="text">
      <style:text-properties fo:font-weight="normal" officeooo:rsid="022fa778" style:font-weight-asian="normal" style:font-weight-complex="normal"/>
    </style:style>
    <style:style style:name="T91" style:family="text">
      <style:text-properties fo:font-weight="normal" officeooo:rsid="02308c1f" style:font-weight-asian="normal" style:font-weight-complex="normal"/>
    </style:style>
    <style:style style:name="T92" style:family="text">
      <style:text-properties fo:font-weight="normal" officeooo:rsid="0231d495" style:font-weight-asian="normal" style:font-weight-complex="normal"/>
    </style:style>
    <style:style style:name="T93" style:family="text">
      <style:text-properties fo:font-weight="normal" officeooo:rsid="0232ea4c" style:font-weight-asian="normal" style:font-weight-complex="normal"/>
    </style:style>
    <style:style style:name="T94" style:family="text">
      <style:text-properties fo:font-weight="normal" officeooo:rsid="023389f0" style:font-weight-asian="normal" style:font-weight-complex="normal"/>
    </style:style>
    <style:style style:name="T95" style:family="text">
      <style:text-properties fo:font-weight="normal" officeooo:rsid="02351bcc" style:font-weight-asian="normal" style:font-weight-complex="normal"/>
    </style:style>
    <style:style style:name="T96" style:family="text">
      <style:text-properties fo:font-weight="normal" officeooo:rsid="0235ccdc" style:font-weight-asian="normal" style:font-weight-complex="normal"/>
    </style:style>
    <style:style style:name="T97" style:family="text">
      <style:text-properties fo:font-weight="normal" officeooo:rsid="0238fc90" style:font-weight-asian="normal" style:font-weight-complex="normal"/>
    </style:style>
    <style:style style:name="T98" style:family="text">
      <style:text-properties fo:font-weight="normal" officeooo:rsid="023abb38" style:font-weight-asian="normal" style:font-weight-complex="normal"/>
    </style:style>
    <style:style style:name="T99" style:family="text">
      <style:text-properties fo:font-weight="normal" officeooo:rsid="023b3750" style:font-weight-asian="normal" style:font-weight-complex="normal"/>
    </style:style>
    <style:style style:name="T100" style:family="text">
      <style:text-properties fo:font-weight="normal" officeooo:rsid="023e56c5" style:font-weight-asian="normal" style:font-weight-complex="normal"/>
    </style:style>
    <style:style style:name="T101" style:family="text">
      <style:text-properties fo:font-weight="normal" officeooo:rsid="023f4cba" style:font-weight-asian="normal" style:font-weight-complex="normal"/>
    </style:style>
    <style:style style:name="T102" style:family="text">
      <style:text-properties officeooo:rsid="02194352"/>
    </style:style>
    <style:style style:name="T103" style:family="text">
      <style:text-properties fo:color="#7e0021" fo:font-weight="normal" officeooo:rsid="01c4d8a2" style:font-weight-asian="normal" style:font-weight-complex="normal"/>
    </style:style>
    <style:style style:name="T104" style:family="text">
      <style:text-properties fo:color="#7e0021" fo:font-weight="normal" officeooo:rsid="01e5af34" style:font-weight-asian="normal" style:font-weight-complex="normal"/>
    </style:style>
    <style:style style:name="T105" style:family="text">
      <style:text-properties fo:color="#7e0021" fo:font-weight="normal" officeooo:rsid="01c5dd73" style:font-weight-asian="normal" style:font-weight-complex="normal"/>
    </style:style>
    <style:style style:name="T106" style:family="text">
      <style:text-properties fo:color="#7e0021" fo:font-weight="normal" officeooo:rsid="02285109"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Obraz4" text:anchor-type="paragraph" svg:x="14.944cm" svg:y="-0.289cm" svg:width="2cm" svg:height="1.55cm" draw:z-index="0"><draw:image xlink:href="../../logotypes/1.svg" xlink:type="simple" xlink:show="embed" xlink:actuate="onLoad"/></draw:frame>Ideas and Observations<text:line-break/><text:span text:style-name="T2">Foundations for a versatile filesystem</text:span></text:p>
      <text:p text:style-name="P17">Arkadiusz Bulski</text:p>
      <text:h text:style-name="P21"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22" text:outline-level="1">Introduction</text:h>
      <text:p text:style-name="P14">When reading scientific papers that describe historical filesystem designs from the golden times of Unix development, one might come to a conclusion that <text:span text:style-name="T4">evolution of filesystem designs was very incremental in nature and much effort was put into not making too many dramatical changes at any one time. Well known example would be a paper by </text:span><text:a xlink:type="simple" xlink:href="http://citeseerx.ist.psu.edu/viewdoc/summary?doi=10.1.1.114.9535"><text:span text:style-name="T4">McKusick et al, “A Fast File System for UNIX”</text:span></text:a><text:span text:style-name="T4"> where they mention increasing block size from 512 to 1024 bytes that lead to doubling of throughput from 2% to 4% of disk maximum performance. They conclude from this fact that increasing block size is a good method of increasing performance. Eventually they achieved 47% performance but it was a result of several modifications, including new allocation policies. One might be tempted to conjecture that achieving maximum performance might just as well require a complete overhaul of the entire design. Proposed filesystem is based on this approach. </text:span></text:p>
      <text:h text:style-name="P23" text:outline-level="1">New ideas</text:h>
      <text:p text:style-name="P5">B-trees are not efficient. <text:span text:style-name="T5">We can see a </text:span><text:span text:style-name="T53">trend</text:span><text:span text:style-name="T5"> within filesystem design towards using both modified in-place and copy-on-write B-trees. </text:span><text:span text:style-name="T6">This trend might be easily explained by common expectation that filesystems will be able to handle billions of files, that </text:span><text:span text:style-name="T9">they</text:span><text:span text:style-name="T6"> will be able to scale. Today popular filesystems explicitly advertise their ability to scale </text:span><text:span text:style-name="T9">among main points why to choose them over the competition</text:span><text:span text:style-name="T6">. </text:span><text:span text:style-name="T7">B-trees are a good approach if we expect huge amounts of keys to be stored. B-trees scale asymptotically with logarithmic complexity </text:span><text:span text:style-name="T8">which means even billions of entries can be stored with only a few disk accesses </text:span><text:span text:style-name="T9">needed to reach </text:span><text:span text:style-name="T8">any given entry. This asymptotic behavior seems to have mislead </text:span><text:span text:style-name="T52">everybody</text:span><text:span text:style-name="T8">. It would be justified to use B-trees if we expected billions of files to be stored, but that </text:span><text:span text:style-name="T54">seems to </text:span><text:span text:style-name="T9">be</text:span><text:span text:style-name="T8"> a false assumption. Everyday experience suggests </text:span><text:span text:style-name="T78">to me </text:span><text:span text:style-name="T8">that </text:span><text:span text:style-name="T12">most</text:span><text:span text:style-name="T8"> computers hold something on the order of 100'000 files </text:span><text:span text:style-name="T83">but even </text:span><text:span text:style-name="T61">up to </text:span><text:span text:style-name="T11">a</text:span><text:span text:style-name="T10"> million entries can be stored more efficiently by other means. </text:span></text:p>
      <text:p text:style-name="P6"><text:span text:style-name="T55">Any representation that can be efficiently </text:span><text:span text:style-name="T62">manipulated </text:span><text:span text:style-name="T69">and stored</text:span><text:span text:style-name="T55"> in memory, and can be stored and loaded from disk </text:span><text:span text:style-name="T63">in one sweep from an extent </text:span><text:span text:style-name="T55">will be more efficient. </text:span><text:soft-page-break/><text:span text:style-name="T56">Consider a hybrid </text:span><text:span text:style-name="T57">or rather </text:span><text:span text:style-name="T60">a </text:span><text:span text:style-name="T57">transitional </text:span><text:span text:style-name="T56">approach. Initially all entries are loaded and </text:span><text:span text:style-name="T64">stored</text:span><text:span text:style-name="T56"> together.</text:span><text:span text:style-name="T57"> Due to usage, amount of entries grows over a certain threshold. We </text:span><text:span text:style-name="T68">then </text:span><text:span text:style-name="T57">trigger a transition operation </text:span><text:span text:style-name="T58">where we </text:span><text:span text:style-name="T56">switch to a B-tree representation. </text:span><text:span text:style-name="T70">During transition we </text:span><text:span text:style-name="T56">relocate all entries </text:span><text:span text:style-name="T70">(already in memory) </text:span><text:span text:style-name="T56">to </text:span><text:span text:style-name="T59">tree </text:span><text:span text:style-name="T56">nodes, and store all nodes into newly allocated extent </text:span><text:span text:style-name="T59">in one </text:span><text:span text:style-name="T64">sweep</text:span><text:span text:style-name="T56">. </text:span><text:span text:style-name="T64">The threshold can be chosen </text:span><text:span text:style-name="T65">low enough </text:span><text:span text:style-name="T64">so </text:span><text:span text:style-name="T65">storing entire extent </text:span><text:span text:style-name="T72">(in one sweep)</text:span><text:span text:style-name="T65"> is faster th</text:span><text:span text:style-name="T72">a</text:span><text:span text:style-name="T65">n analogous B-tree operation </text:span><text:span text:style-name="T68">(few disk seeks)</text:span><text:span text:style-name="T65">, and </text:span><text:span text:style-name="T70">also </text:span><text:span text:style-name="T64">the transition is </text:span><text:span text:style-name="T66">considered </text:span><text:span text:style-name="T64">fast enough </text:span><text:span text:style-name="T71">to be acceptable</text:span><text:span text:style-name="T64">.</text:span><text:span text:style-name="T56"> </text:span><text:span text:style-name="T64">Subsequent operations are carried out </text:span><text:span text:style-name="T73">on a </text:span><text:span text:style-name="T64">B-tree representation which is the compared alternative. </text:span><text:span text:style-name="T66">In summary, efficiency below the threshold is better, crossing the threshold is </text:span><text:span text:style-name="T73">made </text:span><text:span text:style-name="T66">acceptable, and </text:span><text:span text:style-name="T67">efficiency </text:span><text:span text:style-name="T66">above </text:span><text:span text:style-name="T67">the threshold is equal. </text:span></text:p>
      <text:p text:style-name="P13"><text:span text:style-name="T67">T</text:span><text:span text:style-name="T5">he threshold would actually be very high. W</text:span><text:span text:style-name="T29">e need to recognize that magnetic hard disks have quite disproportionate performance characteristics. </text:span><text:span text:style-name="T31">Flash based disks are precluded </text:span><text:span text:style-name="T32">due to reasons explained elsewhere. </text:span><text:span text:style-name="T31">Representative</text:span><text:span text:style-name="T29"> hard disk is capable of ~120 MB/s of sustained throughput and ~10 ms seek time to random location. </text:span><text:span text:style-name="T30">Quick calculation shows that reading or writing an extent smaller than 1.2 MB is faster than literally one seek, on average. </text:span><text:span text:style-name="T5">Therefore a B-tree operation requiring </text:span><text:span text:style-name="T82">2</text:span><text:span text:style-name="T5"> seeks </text:span><text:span text:style-name="T82">or more </text:span><text:span text:style-name="T5">would be </text:span><text:span text:style-name="T82">slower than </text:span><text:span text:style-name="T5">reading or writing </text:span><text:span text:style-name="T82">1.2</text:span><text:span text:style-name="T5"> MB in one sweep. </text:span><text:span text:style-name="T74">A huge amount of entries can be stored in that amount of data. </text:span><text:span text:style-name="T75">Actually even more entries can be stored on disk than in memory. If for example entries are sorted in order then we can store their pairwise differences instead. Smaller numbers can be encoded more compactly using varint encoding </text:span><text:span text:style-name="T76">as </text:span><text:span text:style-name="T75">used in </text:span><text:a xlink:type="simple" xlink:href="https://developers.google.com/protocol-buffers/docs/encoding"><text:span text:style-name="T75">Protocol Buffers</text:span></text:a><text:span text:style-name="T75">. </text:span></text:p>
      <text:p text:style-name="P4"/>
      <text:p text:style-name="P9">Inodes are not efficient<text:span text:style-name="T5">. </text:span><text:span text:style-name="T13">Since </text:span><text:span text:style-name="T14">the </text:span><text:span text:style-name="T13">early days, filesystems were designed </text:span><text:span text:style-name="T15">under a principle </text:span><text:span text:style-name="T13">that data structures </text:span><text:span text:style-name="T14">have to be broken down into fixed size blocks</text:span><text:span text:style-name="T15">. </text:span><text:span text:style-name="T16">This seems to have been due to the fact that hard disks require read and write operations to be carried out on 512 byte long, discrete blocks of data. </text:span><text:span text:style-name="T89">In traditional designs, </text:span><text:span text:style-name="T90">most</text:span><text:span text:style-name="T89"> operation</text:span><text:span text:style-name="T90">s</text:span><text:span text:style-name="T89"> can be reduced to processing one block at a time. </text:span><text:span text:style-name="T90">Computers of the past often had little memory and caching complete sets of metadata was not feasible. Also changing metadata often ended up in writing just one block, which was </text:span><text:span text:style-name="T91">an another </text:span><text:span text:style-name="T90">compelling reason to use this approach. </text:span><text:span text:style-name="T16">Furthermore hard disks guarantee that any given block is written </text:span><text:span text:style-name="T17">atomically</text:span><text:span text:style-name="T16">. For a long time filesystems depended </text:span><text:span text:style-name="T17">on this feature to ensure ongoing consistency, </text:span><text:span text:style-name="T88">in particular the Soft Updates method developed by </text:span><text:a xlink:type="simple" xlink:href="http://citeseerx.ist.psu.edu/viewdoc/summary?doi=10.1.1.42.420"><text:span text:style-name="T88">McKusick and Ganger</text:span></text:a><text:span text:style-name="T17">. </text:span><text:span text:style-name="T92">Later on journaling became the way of ensuring consistency (as </text:span><text:a xlink:type="simple" xlink:href="http://olstrans.sourceforge.net/release/OLS2000-ext3/OLS2000-ext3.html"><text:span text:style-name="T92">Steven Tweedie talks</text:span></text:a><text:span text:style-name="T92"> about Ext3) and </text:span><text:span text:style-name="T44">today checksums are </text:span><text:span text:style-name="T92">also becoming popular (with Btrfs paving the way)</text:span><text:span text:style-name="T44">. </text:span><text:span text:style-name="T92">As computational power and memory are now in abundance we see a shift in approaches to filesystem design. </text:span></text:p>
      <text:p text:style-name="P8"><text:span text:style-name="T18">To fully describe a single file, we need </text:span><text:span text:style-name="T45">an amount of data that </text:span><text:span text:style-name="T93">almost always </text:span><text:span text:style-name="T45">takes space of </text:span><text:span text:style-name="T93">more than one block</text:span><text:span text:style-name="T19">. </text:span><text:span text:style-name="T85">Traditionally, </text:span><text:span text:style-name="T20">one main block </text:span><text:span text:style-name="T46">(</text:span><text:span text:style-name="T20">called inode</text:span><text:span text:style-name="T46">)</text:span><text:span text:style-name="T20"> would hold most important data, several blocks would point to where actual content is </text:span><text:span text:style-name="T93">located</text:span><text:span text:style-name="T20">, some blocks would keep directory entries in </text:span><text:span text:style-name="T93">case of a directory</text:span><text:span text:style-name="T20">, and so on. For a large 1GB file for example, </text:span><text:span text:style-name="T93">assuming 8KB blocks and 64 bit pointers</text:span><text:span text:style-name="T20">, at least 128 blocks would be needed. </text:span><text:span text:style-name="T21">Certain operations </text:span><text:span text:style-name="T23">such as copying </text:span><text:span text:style-name="T94">or deleting </text:span><text:span text:style-name="T23">file, </text:span><text:span text:style-name="T94">or </text:span><text:span text:style-name="T23">browsing directory </text:span><text:span text:style-name="T21">would necessarily </text:span><text:span text:style-name="T22">require all metadata blocks to be read. </text:span></text:p>
      <text:p text:style-name="P10"><text:span text:style-name="T24">Consider now </text:span><text:span text:style-name="T49">a range of possibilities, where </text:span><text:span text:style-name="T24">all metadata blocks </text:span><text:span text:style-name="T49">are</text:span><text:span text:style-name="T24"> either allocated in one continuous </text:span><text:span text:style-name="T25">range </text:span><text:span text:style-name="T36">(called an extent), </text:span><text:span text:style-name="T50">are divided into subsets,</text:span><text:span text:style-name="T36"> </text:span><text:span text:style-name="T25">or </text:span><text:span text:style-name="T49">are </text:span><text:span text:style-name="T85">divided</text:span><text:span text:style-name="T25"> into </text:span><text:span text:style-name="T50">individual </text:span><text:span text:style-name="T25">blocks. </text:span><text:span text:style-name="T50">Last</text:span><text:span text:style-name="T26"> </text:span><text:span text:style-name="T95">situation</text:span><text:span text:style-name="T50"> </text:span><text:span text:style-name="T26">is </text:span><text:span text:style-name="T50">prevalent in </text:span><text:span text:style-name="T26">modern </text:span><text:span text:style-name="T95">filesystems</text:span><text:span text:style-name="T26">. </text:span><text:span text:style-name="T95">Space is </text:span><text:span text:style-name="T96">allocated conservatively, one block at a time leading to fragmentation of metadata. </text:span></text:p>
      <text:p text:style-name="P11"><text:span text:style-name="T26">This approach </text:span><text:span text:style-name="T97">seems efficient at first glance because</text:span><text:span text:style-name="T26"> changing one detail </text:span><text:span text:style-name="T27">should require </text:span><text:span text:style-name="T26">only one block to be </text:span><text:span text:style-name="T97">written. </text:span><text:span text:style-name="T98">This kind of reasoning is flawed because we do not consider the impact on further operations into account. </text:span><text:span text:style-name="T99">We should consider amortising performance over entire lifespan of a file. </text:span></text:p>
      <text:p text:style-name="P12"><text:soft-page-break/><text:span text:style-name="T28">It could be argued that first approach, where all metadata is always loaded and stored in one </text:span><text:span text:style-name="T100">sweep</text:span><text:span text:style-name="T28"> is necessarily better in every possible usage scenario. </text:span><text:span text:style-name="T29">To show that, we need to recognize that magnetic hard disks have quite disproportionate performance characteristics. </text:span><text:span text:style-name="T31">Flash based disks are precluded </text:span><text:span text:style-name="T32">due to reasons explained elsewhere. </text:span><text:span text:style-name="T31">Representative</text:span><text:span text:style-name="T29"> hard disk is capable of ~120 MB/s of sustained throughput and ~10 ms seek time to random location. </text:span><text:span text:style-name="T30">Quick calculation shows that reading or writing an extent smaller than 1.2 MB is faster than literally one seek, on average. </text:span></text:p>
      <text:p text:style-name="P19"><text:span text:style-name="T33">This observation </text:span><text:span text:style-name="T48">may </text:span><text:span text:style-name="T33">seem counter intuitive. Filesystem design</text:span><text:span text:style-name="T51">s</text:span><text:span text:style-name="T33"> seem to be </text:span><text:span text:style-name="T51">based </text:span><text:span text:style-name="T33">on </text:span><text:span text:style-name="T47">the</text:span><text:span text:style-name="T33"> assumption that data needs to </text:span><text:span text:style-name="T34">be </text:span><text:span text:style-name="T33">processed in smallest chunks possible and only way to go is </text:span><text:span text:style-name="T100">to </text:span><text:span text:style-name="T33">process as small amount of them. </text:span><text:span text:style-name="T100">It seems like the opposite approach of </text:span><text:span text:style-name="T33">processing bigger chunks </text:span><text:span text:style-name="T51">never gained traction</text:span><text:span text:style-name="T33">. </text:span><text:span text:style-name="T101">In traditional designs, directories put groups of entries into a linked list of blocks, files put data locations into a regular 3-level deep tree, and so on. In modern designs like Btrfs, cow btrees are replacing linked lists but data is still being spread into small chunks. </text:span></text:p>
      <text:p text:style-name="P19"><text:span text:style-name="T33"><text:s/></text:span><text:span text:style-name="T103">Intuitively, processing bigger chunks </text:span><text:span text:style-name="T104">could make </text:span><text:span text:style-name="T103">sense because in long term perspective, </text:span><text:span text:style-name="T105">processing bigger chunks saves much time (related to latency) at the cost of less time (related to throughput), only that </text:span><text:span text:style-name="T106">the </text:span><text:span text:style-name="T105">time is shaved off </text:span><text:span text:style-name="T106">of </text:span><text:span text:style-name="T105">a future </text:span><text:span text:style-name="T106">read </text:span><text:span text:style-name="T105">operation. </text:span></text:p>
      <text:p text:style-name="P20"><text:span text:style-name="T35">Going back to processing metadata of </text:span><text:span text:style-name="T84">a</text:span><text:span text:style-name="T35"> given file: If we need to read or change only one detail, then </text:span><text:span text:style-name="T37">extent approach is better due to reasons described </text:span><text:span text:style-name="T39">above</text:span><text:span text:style-name="T37"> as long as extent is smaller than 1.2 MB, which for all practical purposes can fit metadata of any file. If we need to read o</text:span><text:span text:style-name="T38">r</text:span><text:span text:style-name="T37"> change </text:span><text:span text:style-name="T39">more </text:span><text:span text:style-name="T40">details</text:span><text:span text:style-name="T39">, then </text:span><text:span text:style-name="T40">extent approach is even better </text:span><text:span text:style-name="T41">in comparison </text:span><text:span text:style-name="T86">due to coalescing</text:span><text:span text:style-name="T41">. Splitting the extent </text:span><text:span text:style-name="T43">could </text:span><text:span text:style-name="T42">only </text:span><text:span text:style-name="T43">save throughput time by </text:span><text:span text:style-name="T41">caus</text:span><text:span text:style-name="T43">ing</text:span><text:span text:style-name="T41"> additional seeks but we already established that processing the entire extent takes less than one seek. </text:span></text:p>
      <text:p text:style-name="P3"/>
      <text:p text:style-name="P7">HDD and SSD <text:span text:style-name="T102">optimality is mutually exclusive.</text:span><text:span text:style-name="T77"> </text:span><text:span text:style-name="T79">Filesystem must be able to process large amounts of small write operations. That is not the only scenario in which it must perform but is an important one. </text:span><text:span text:style-name="T80">Let us consider </text:span><text:span text:style-name="T81">the extreme case of smallest changes possible, each change being the size of a byte. </text:span></text:p>
      <text:p text:style-name="P15"><text:span text:style-name="T81">[</text:span><text:span text:style-name="T87">work in progress]</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8-28T17:53:27.020930573">2015-08-28</text:date></text:span><text:span text:style-name="MT1"><text:tab/>Page </text:span><text:span text:style-name="MT1"><text:page-number text:select-page="current">2</text:page-number></text:span><text:span text:style-name="MT1"> of </text:span><text:span text:style-name="MT1"><text:page-count>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T22H25M43S</meta:editing-duration>
    <meta:editing-cycles>184</meta:editing-cycles>
    <meta:generator>LibreOffice/4.2.8.2$Linux_X86_64 LibreOffice_project/420m0$Build-2</meta:generator>
    <dc:date>2015-08-28T17:53:26.776986773</dc:date>
    <meta:document-statistic meta:table-count="0" meta:image-count="1" meta:object-count="0" meta:page-count="3" meta:paragraph-count="21" meta:word-count="1467" meta:character-count="8977" meta:non-whitespace-character-count="7515"/>
  </office:meta>
</office:document-meta>
</file>